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B8A3D9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cm" svg:height="13.056cm" svg:x="0.5cm" svg:y="6.944cm">
          <draw:text-box>
            <text:p text:style-name="P1"><text:span text:style-name="T1">La reconnaissance faciale</text:span></text:p>
            <text:p text:style-name="P1"><text:span text:style-name="T2">Un outil pour plus d'interactivité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4">Auteurs : J. Clément et J. Vendrin</text:span></text:p>
            <text:p text:style-name="P1"><text:span text:style-name="T4">Encadré par : Stefano Alessandro Cerr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7.127cm" svg:height="15.356cm" svg:x="-0.127cm" svg:y="1.644cm">
          <draw:text-box>
            <text:p><text:span text:style-name="T5">Sommaire</text:span></text:p>
            <text:p><text:span text:style-name="T6"/></text:p>
            <text:p><text:span text:style-name="T6"/></text:p>
            <text:p><text:span text:style-name="T6"/></text:p>
            <text:list text:style-name="L1">
              <text:list-item>
                <text:list>
                  <text:list-item>
                    <text:p><text:span text:style-name="T6"><text:s/></text:span><text:span text:style-name="T6">Le reconnaissance faciale en quelques mots</text:span></text:p>
                    <text:p><text:span text:style-name="T6"/></text:p>
                  </text:list-item>
                  <text:list-item>
                    <text:p><text:span text:style-name="T6"><text:s/></text:span><text:span text:style-name="T6">Grands principes</text:span></text:p>
                    <text:p><text:span text:style-name="T6"/></text:p>
                  </text:list-item>
                  <text:list-item>
                    <text:p><text:span text:style-name="T6"><text:s/></text:span><text:span text:style-name="T6">Intérêts de cette téchnologie</text:span></text:p>
                    <text:p><text:span text:style-name="T6"/></text:p>
                  </text:list-item>
                  <text:list-item>
                    <text:p><text:span text:style-name="T6"><text:s/></text:span><text:span text:style-name="T6">Le futur de la reconnaissance fac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30.444cm" svg:height="3.98cm" svg:x="0.056cm" svg:y="1.5cm">
          <draw:text-box>
            <text:p text:style-name="P3"><text:span text:style-name="T5">En quelques mots</text:span></text:p>
            <text:p text:style-name="P3"><text:span text:style-name="T6"/></text:p>
            <text:p text:style-name="P3"><text:span text:style-name="T6"/></text:p>
          </draw:text-box>
        </draw:frame>
        <draw:frame draw:style-name="gr5" draw:text-style-name="P2" draw:layer="layout" svg:width="28cm" svg:height="13.28cm" svg:x="0cm" svg:y="4.123cm">
          <draw:text-box>
            <text:list text:style-name="L1">
              <text:list-item>
                <text:p text:style-name="P2"><text:span text:style-name="T6"><text:s/></text:span><text:span text:style-name="T6">Repérer un visage sur une image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Modéliser ce visage</text:span></text:p>
                <text:list>
                  <text:list-item>
                    <text:list>
                      <text:list-item>
                        <text:p text:style-name="P2"><text:span text:style-name="T7">LDA, Graphes, etc...</text:span></text:p>
                        <text:p text:style-name="P2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L'analyser</text:span></text:p>
                <text:list>
                  <text:list-item>
                    <text:list>
                      <text:list-item>
                        <text:p text:style-name="P2"><text:span text:style-name="T7">Distances, apprentissage, etc...</text:span></text:p>
                        <text:p text:style-name="P2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Et rendre le service demandé</text:span></text:p>
                <text:list>
                  <text:list-item>
                    <text:list>
                      <text:list-item>
                        <text:p text:style-name="P2"><text:span text:style-name="T7">Authentification, modification, etc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30.444cm" svg:height="3.98cm" svg:x="0.056cm" svg:y="1.5cm">
          <draw:text-box>
            <text:p text:style-name="P3"><text:span text:style-name="T5">En quelques mots - Outils</text:span></text:p>
            <text:p text:style-name="P3"><text:span text:style-name="T6"/></text:p>
            <text:p text:style-name="P3"><text:span text:style-name="T6"/></text:p>
          </draw:text-box>
        </draw:frame>
        <draw:frame draw:style-name="gr6" draw:text-style-name="P5" draw:layer="layout" svg:width="15.848cm" svg:height="13.175cm" svg:x="8.152cm" svg:y="5.5cm">
          <draw:image xlink:href="../reconnaissance-faciale-6.png" xlink:type="simple" xlink:show="embed" xlink:actuate="onLoad">
            <text:p/>
          </draw:image>
        </draw:frame>
        <draw:frame draw:style-name="gr5" draw:layer="layout" svg:width="7.5cm" svg:height="6.2cm" svg:x="0.5cm" svg:y="8.4cm">
          <draw:text-box>
            <text:p><text:span text:style-name="T2">Picasa :</text:span></text:p>
            <text:p/>
            <text:p>Gestionnaire de photo.</text:p>
            <text:p/>
            <text:p>Reconnaissance des personnes présentes sur la photo à l'aide des vis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30.444cm" svg:height="3.98cm" svg:x="0.056cm" svg:y="1.5cm">
          <draw:text-box>
            <text:p text:style-name="P3"><text:span text:style-name="T5">En quelques mots - Outils</text:span></text:p>
            <text:p text:style-name="P3"><text:span text:style-name="T6"/></text:p>
            <text:p text:style-name="P3"><text:span text:style-name="T6"/></text:p>
          </draw:text-box>
        </draw:frame>
        <draw:frame draw:style-name="gr6" draw:text-style-name="P5" draw:layer="layout" svg:width="9.259cm" svg:height="6.958cm" svg:x="18.241cm" svg:y="6cm">
          <draw:image xlink:href="../LuxandBlinkProScreenshot1.jpg" xlink:type="simple" xlink:show="embed" xlink:actuate="onLoad">
            <text:p/>
          </draw:image>
        </draw:frame>
        <draw:frame draw:style-name="gr6" draw:text-style-name="P5" draw:layer="layout" svg:width="10.682cm" svg:height="7.5cm" svg:x="0.5cm" svg:y="4.5cm">
          <draw:image xlink:href="../scr_11.jpg" xlink:type="simple" xlink:show="embed" xlink:actuate="onLoad">
            <text:p/>
          </draw:image>
        </draw:frame>
        <draw:frame draw:style-name="gr3" draw:layer="layout" svg:width="2.039cm" svg:height="0.963cm" svg:x="18cm" svg:y="13.037cm">
          <draw:text-box>
            <text:p>Blink!</text:p>
          </draw:text-box>
        </draw:frame>
        <draw:frame draw:style-name="gr6" draw:text-style-name="P5" draw:layer="layout" svg:width="12.437cm" svg:height="8.747cm" svg:x="0.5cm" svg:y="9.5cm">
          <draw:image xlink:href="../scr_2.jpg" xlink:type="simple" xlink:show="embed" xlink:actuate="onLoad">
            <text:p/>
          </draw:image>
        </draw:frame>
        <draw:frame draw:style-name="gr6" draw:text-style-name="P5" draw:layer="layout" svg:width="12.697cm" svg:height="2.997cm" svg:x="11cm" svg:y="1.503cm">
          <draw:image xlink:href="../logo.png" xlink:type="simple" xlink:show="embed" xlink:actuate="onLoad">
            <text:p/>
          </draw:image>
        </draw:frame>
        <draw:frame draw:style-name="gr3" draw:layer="layout" svg:width="5.286cm" svg:height="0.963cm" svg:x="7.214cm" svg:y="18.5cm">
          <draw:text-box>
            <text:p>ProphecyMaster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30.444cm" svg:height="3.98cm" svg:x="0.056cm" svg:y="1.5cm">
          <draw:text-box>
            <text:p text:style-name="P3"><text:span text:style-name="T5">En quelques mots - Outils</text:span></text:p>
            <text:p text:style-name="P3"><text:span text:style-name="T6"/></text:p>
            <text:p text:style-name="P3"><text:span text:style-name="T6"/></text:p>
          </draw:text-box>
        </draw:frame>
        <draw:frame draw:style-name="gr6" draw:text-style-name="P5" draw:layer="layout" svg:width="17.038cm" svg:height="3.597cm" svg:x="0.462cm" svg:y="2.903cm">
          <draw:image xlink:href="../ThatsMyFace.jpg" xlink:type="simple" xlink:show="embed" xlink:actuate="onLoad">
            <text:p/>
          </draw:image>
        </draw:frame>
        <draw:frame draw:style-name="gr6" draw:text-style-name="P5" draw:layer="layout" svg:width="11.905cm" svg:height="7.434cm" svg:x="1cm" svg:y="7.5cm">
          <draw:image xlink:href="../ThatsMyFace_3D_Portraits_Masks_450.jpg" xlink:type="simple" xlink:show="embed" xlink:actuate="onLoad">
            <text:p/>
          </draw:image>
        </draw:frame>
        <draw:frame draw:style-name="gr6" draw:text-style-name="P5" draw:layer="layout" svg:width="11.905cm" svg:height="7.434cm" svg:x="14.095cm" svg:y="7.5cm">
          <draw:image xlink:href="../ThatsMyFace_custom_action_figures_dolls_4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30.444cm" svg:height="3.98cm" svg:x="0.056cm" svg:y="1.5cm">
          <draw:text-box>
            <text:p text:style-name="P3"><text:span text:style-name="T5">Les grands principes</text:span></text:p>
            <text:p text:style-name="P3"><text:span text:style-name="T6"/></text:p>
            <text:p text:style-name="P3"><text:span text:style-name="T6"/></text:p>
          </draw:text-box>
        </draw:frame>
        <draw:frame draw:style-name="gr5" draw:text-style-name="P2" draw:layer="layout" svg:width="28cm" svg:height="11.23cm" svg:x="0cm" svg:y="5.148cm">
          <draw:text-box>
            <text:list text:style-name="L1">
              <text:list-item>
                <text:p text:style-name="P2"><text:span text:style-name="T6"><text:s/></text:span><text:span text:style-name="T6">Analyse des caractéristiques des pixels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Représentation plus générale du visage</text:span></text:p>
                <text:list>
                  <text:list-item>
                    <text:list>
                      <text:list-item>
                        <text:p text:style-name="P2"><text:span text:style-name="T7">Souvent sous forme de vecteurs</text:span></text:p>
                        <text:p text:style-name="P2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Comparaison avec un modèle</text:span></text:p>
                <text:list>
                  <text:list-item>
                    <text:list>
                      <text:list-header>
                        <text:p text:style-name="P2"><text:span text:style-name="T6"/></text:p>
                      </text:list-header>
                    </text:list>
                  </text:list-item>
                </text:list>
              </text:list-item>
              <text:list-item>
                <text:p text:style-name="P2"><text:span text:style-name="T6"><text:s/></text:span><text:span text:style-name="T6">Apprentissage et amélioration du modè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30.444cm" svg:height="3.98cm" svg:x="0.056cm" svg:y="1.5cm">
          <draw:text-box>
            <text:p text:style-name="P3"><text:span text:style-name="T5">Les grands principes</text:span></text:p>
            <text:p text:style-name="P3"><text:span text:style-name="T6"/></text:p>
            <text:p text:style-name="P3"><text:span text:style-name="T6"/></text:p>
          </draw:text-box>
        </draw:frame>
        <draw:frame draw:style-name="gr6" draw:text-style-name="P5" draw:layer="layout" svg:width="12.238cm" svg:height="13.226cm" svg:x="1cm" svg:y="3.774cm">
          <draw:image xlink:href="../sous.png" xlink:type="simple" xlink:show="embed" xlink:actuate="onLoad">
            <text:p/>
          </draw:image>
        </draw:frame>
        <draw:frame draw:style-name="gr6" draw:text-style-name="P5" draw:layer="layout" svg:width="8.766cm" svg:height="6.5cm" svg:x="14cm" svg:y="4cm">
          <draw:image xlink:href="../ratio.png" xlink:type="simple" xlink:show="embed" xlink:actuate="onLoad">
            <text:p/>
          </draw:image>
        </draw:frame>
        <draw:frame draw:style-name="gr6" draw:text-style-name="P5" draw:layer="layout" svg:width="14.419cm" svg:height="4.867cm" svg:x="13cm" svg:y="13cm">
          <draw:image xlink:href="../eg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2000000258EB8A3D9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23M51S</meta:editing-duration>
    <meta:editing-cycles>10</meta:editing-cycles>
    <meta:generator>OpenOffice.org/3.2$Win32 OpenOffice.org_project/320m18$Build-9502</meta:generator>
    <dc:date>2011-01-17T16:04:39.31</dc:date>
    <meta:document-statistic meta:object-count="61"/>
  </office:meta>
</office:document-meta>
</file>